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fo:border="thin solid #DDDDDD" style:vertical-align="middle" fo:wrap-option="wrap" fo:background-color="#F3F3F3" style:cell-protect="protected" style:repeat-content="false"/>
      <style:paragraph-properties fo:text-align="center"/>
      <style:text-properties fo:color="#990000" style:font-name="Calibri" style:font-name-asian="Calibri" style:font-name-complex="Calibri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4" style:family="table-cell" style:parent-style-name="Excel_32_Built-in_32_Normal" style:data-style-name="N36">
      <style:table-cell-properties fo:border="thin solid #DDDDDD" style:vertical-align="middle" fo:wrap-option="wrap" fo:background-color="transparent" style:cell-protect="protected" style:repeat-content="false"/>
      <style:paragraph-properties fo:text-align="center"/>
      <style:text-properties fo:color="#0089D9"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Excel_32_Built-in_32_Normal" style:data-style-name="N36">
      <style:table-cell-properties fo:border="thin solid #DDDDDD" style:vertical-align="middle" fo:wrap-option="wrap" fo:background-color="transparent" style:cell-protect="protected" style:repeat-content="false"/>
      <style:paragraph-properties fo:text-align="center"/>
      <style:text-properties fo:color="#003366"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="thin solid #DDDDDD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7" style:family="table-cell" style:parent-style-name="Excel_32_Built-in_32_Normal" style:data-style-name="N36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8" style:family="table-cell" style:parent-style-name="Excel_32_Built-in_32_Normal" style:data-style-name="N36">
      <style:table-cell-properties fo:border="thin solid #DDDDDD" style:vertical-align="middle" fo:wrap-option="wrap" fo:background-color="#FFFFFF" style:cell-protect="protected" style:repeat-content="false"/>
      <style:paragraph-properties fo:text-align="center"/>
      <style:text-properties fo:color="#333333" style:font-name="Calibri" style:font-name-asian="Calibri" style:font-name-complex="Calibri"/>
    </style:style>
    <style:style style:name="ce9" style:family="table-cell" style:parent-style-name="Excel_32_Built-in_32_Normal" style:data-style-name="N36">
      <style:table-cell-properties fo:border-top="none" fo:border-bottom="thin solid #DDDDDD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0" style:family="table-cell" style:parent-style-name="Excel_32_Built-in_32_Normal" style:data-style-name="N36">
      <style:table-cell-properties fo:border="thin solid #DDDDDD" style:vertical-align="middle" fo:wrap-option="wrap" fo:background-color="transparent" style:cell-protect="protected" style:repeat-content="false"/>
      <style:paragraph-properties fo:text-align="center"/>
      <style:text-properties fo:color="#0089D9" style:font-name="Calibri" style:font-name-asian="Calibri" style:font-name-complex="Calibri" fo:font-weight="bold" style:font-weight-asian="bold" style:font-weight-complex="bold"/>
    </style:style>
    <style:style style:name="ce11" style:family="table-cell" style:parent-style-name="Excel_32_Built-in_32_Normal" style:data-style-name="N36">
      <style:table-cell-properties fo:border="thin solid #DDDDDD" style:vertical-align="middle" fo:wrap-option="wrap" fo:background-color="transparent" style:cell-protect="protected" style:repeat-content="false"/>
      <style:paragraph-properties fo:text-align="center"/>
      <style:text-properties fo:color="#003366" style:font-name="Calibri" style:font-name-asian="Calibri" style:font-name-complex="Calibri" fo:font-weight="bold" style:font-weight-asian="bold" style:font-weight-complex="bold"/>
    </style:style>
    <style:style style:name="ce12" style:family="table-cell" style:parent-style-name="Excel_32_Built-in_32_Normal" style:data-style-name="N36">
      <style:table-cell-properties fo:border="thin solid #DDDDDD" style:vertical-align="middle" fo:wrap-option="wrap" fo:background-color="#FFFFFF" style:cell-protect="protected" style:repeat-content="false"/>
      <style:paragraph-properties fo:text-align="center"/>
      <style:text-properties fo:color="#003366" style:font-name="Calibri" style:font-name-asian="Calibri" style:font-name-complex="Calibri" fo:font-weight="bold" style:font-weight-asian="bold" style:font-weight-complex="bold"/>
    </style:style>
    <style:style style:name="ce13" style:family="table-cell" style:parent-style-name="Excel_32_Built-in_32_Normal" style:data-style-name="N36">
      <style:table-cell-properties style:vertical-align="middle" fo:background-color="transparent" style:cell-protect="protected" style:repeat-content="false"/>
      <style:paragraph-properties fo:text-align="center"/>
      <style:text-properties fo:color="#FF0000" style:font-name="Calibri" style:font-name-asian="Calibri" style:font-name-complex="Calibri" fo:font-size="26pt" style:font-size-asian="26pt" style:font-size-complex="26pt"/>
    </style:style>
    <style:style style:name="co1" style:family="table-column">
      <style:table-column-properties fo:break-before="auto" style:column-width="6.16479166666667cm"/>
    </style:style>
    <style:style style:name="co2" style:family="table-column">
      <style:table-column-properties fo:break-before="auto" style:column-width="9.07520833333333cm"/>
    </style:style>
    <style:style style:name="co3" style:family="table-column">
      <style:table-column-properties fo:break-before="auto" style:column-width="12.4089583333333cm"/>
    </style:style>
    <style:style style:name="co4" style:family="table-column">
      <style:table-column-properties fo:break-before="auto" style:column-width="7.963958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Plan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3"/>
        <table:table-column table:style-name="co1" table:number-columns-repeated="1020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office:value-type="string" table:style-name="ce2">
            <text:p>DITTA ITALIANA RICHIEDENTE</text:p>
          </table:table-cell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10">
            <text:p>ALGERIA</text:p>
          </table:table-cell>
          <table:table-cell office:value-type="string" table:style-name="ce5">
            <text:p>AIR FORCE</text:p>
          </table:table-cell>
          <table:table-cell office:value-type="string" table:style-name="ce6">
            <text:p>AIR FORCE SQUADRAN COMMANDER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covered-table-cell/>
          <table:table-cell office:value-type="string" table:style-name="ce5">
            <text:p>ARMY</text:p>
          </table:table-cell>
          <table:table-cell office:value-type="string" table:style-name="ce6">
            <text:p>MILITARY HIGH SCHOOL COMMANDER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covered-table-cell/>
          <table:table-cell office:value-type="string" table:style-name="ce5">
            <text:p>MINISTRY OF DEFENCE</text:p>
          </table:table-cell>
          <table:table-cell office:value-type="string" table:style-name="ce6">
            <text:p>EMPLOYMENT-PREPARATION HEAD DEPARTMENT/MOD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number-columns-repeated="3" table:style-name="ce7"/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number-columns-spanned="1" table:number-rows-spanned="5" table:style-name="ce10">
            <text:p>ANGOLA</text:p>
          </table:table-cell>
          <table:table-cell office:value-type="string" table:number-columns-spanned="1" table:number-rows-spanned="3" table:style-name="ce11">
            <text:p>ARMY</text:p>
          </table:table-cell>
          <table:table-cell office:value-type="string" table:style-name="ce6">
            <text:p>ARMY COMMANDER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covered-table-cell/>
          <table:covered-table-cell/>
          <table:table-cell office:value-type="string" table:style-name="ce6">
            <text:p>CHIEF OF STAFF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covered-table-cell/>
          <table:covered-table-cell/>
          <table:table-cell office:value-type="string" table:style-name="ce6">
            <text:p>CHIEF OF COOPERATION AND INTEREXCHANGE OF THEARMY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covered-table-cell/>
          <table:table-cell office:value-type="string" table:number-columns-spanned="1" table:number-rows-spanned="2" table:style-name="ce11">
            <text:p>NAVY</text:p>
          </table:table-cell>
          <table:table-cell office:value-type="string" table:style-name="ce6">
            <text:p>NAVY COMMANDER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covered-table-cell/>
          <table:covered-table-cell/>
          <table:table-cell office:value-type="string" table:style-name="ce6">
            <text:p>COMMANDER OF NAVY SEALS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number-columns-repeated="3" table:style-name="ce7"/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office:value-type="string" table:number-columns-spanned="1" table:number-rows-spanned="20" table:style-name="ce13">
            <text:p>HT</text:p>
          </table:table-cell>
          <table:table-cell table:number-columns-repeated="16380"/>
        </table:table-row>
        <table:table-row table:style-name="ro1">
          <table:table-cell office:value-type="string" table:number-columns-spanned="1" table:number-rows-spanned="18" table:style-name="ce10">
            <text:p>ARGENTINA</text:p>
          </table:table-cell>
          <table:table-cell office:value-type="string" table:number-columns-spanned="1" table:number-rows-spanned="3" table:style-name="ce11">
            <text:p>AIR FORCE</text:p>
          </table:table-cell>
          <table:table-cell office:value-type="string" table:style-name="ce6">
            <text:p>CHIEF OF STAFF</text:p>
          </table:table-cell>
          <table:covered-table-cell/>
          <table:table-cell table:number-columns-repeated="16380"/>
        </table:table-row>
        <table:table-row table:style-name="ro1">
          <table:covered-table-cell/>
          <table:covered-table-cell/>
          <table:table-cell office:value-type="string" table:style-name="ce6">
            <text:p>MATERIAL GENERAL DIRECTOR</text:p>
          </table:table-cell>
          <table:covered-table-cell/>
          <table:table-cell table:number-columns-repeated="16380"/>
        </table:table-row>
        <table:table-row table:style-name="ro1">
          <table:covered-table-cell/>
          <table:covered-table-cell/>
          <table:table-cell office:value-type="string" table:style-name="ce6">
            <text:p>BRIGADIER MAYOR</text:p>
          </table:table-cell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number-columns-spanned="1" table:number-rows-spanned="4" table:style-name="ce11">
            <text:p>ARMY</text:p>
          </table:table-cell>
          <table:table-cell office:value-type="string" table:style-name="ce6">
            <text:p>CHIEF OD DEVELOPMENT DEPARMENT</text:p>
          </table:table-cell>
          <table:covered-table-cell/>
          <table:table-cell table:number-columns-repeated="16380"/>
        </table:table-row>
        <table:table-row table:style-name="ro1">
          <table:covered-table-cell/>
          <table:covered-table-cell/>
          <table:table-cell office:value-type="string" table:style-name="ce6">
            <text:p>CHIEF OF IMPORT AND EXPORT</text:p>
          </table:table-cell>
          <table:covered-table-cell/>
          <table:table-cell table:number-columns-repeated="16380"/>
        </table:table-row>
        <table:table-row table:style-name="ro1">
          <table:covered-table-cell/>
          <table:covered-table-cell/>
          <table:table-cell office:value-type="string" table:style-name="ce6">
            <text:p>CHIEF OF ORGANIZATION AND EQUIPMENT DIVISION</text:p>
          </table:table-cell>
          <table:covered-table-cell/>
          <table:table-cell table:number-columns-repeated="16380"/>
        </table:table-row>
        <table:table-row table:style-name="ro1">
          <table:covered-table-cell/>
          <table:covered-table-cell/>
          <table:table-cell office:value-type="string" table:style-name="ce6">
            <text:p>DIRECTOR GENERAL OF LOGISTIC</text:p>
          </table:table-cell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number-columns-spanned="1" table:number-rows-spanned="5" table:style-name="ce11">
            <text:p>MINISTRY OF DEFENCE</text:p>
          </table:table-cell>
          <table:table-cell office:value-type="string" table:style-name="ce6">
            <text:p>SECRETARY OF SCIENCE TECHNOLOGY &amp; PRODUCTION FOR D</text:p>
          </table:table-cell>
          <table:covered-table-cell/>
          <table:table-cell table:number-columns-repeated="16380"/>
        </table:table-row>
        <table:table-row table:style-name="ro1">
          <table:covered-table-cell/>
          <table:covered-table-cell/>
          <table:table-cell office:value-type="string" table:style-name="ce6">
            <text:p>DIRECTOR OF INSTITUTE OF SCIENTIFIC AND TECHNICAL</text:p>
          </table:table-cell>
          <table:covered-table-cell/>
          <table:table-cell table:number-columns-repeated="16380"/>
        </table:table-row>
        <table:table-row table:style-name="ro1">
          <table:covered-table-cell/>
          <table:covered-table-cell/>
          <table:table-cell office:value-type="string" table:style-name="ce6">
            <text:p>PRESIDENT OF FADEA</text:p>
          </table:table-cell>
          <table:covered-table-cell/>
          <table:table-cell table:number-columns-repeated="16380"/>
        </table:table-row>
        <table:table-row table:style-name="ro1">
          <table:covered-table-cell/>
          <table:covered-table-cell/>
          <table:table-cell office:value-type="string" table:style-name="ce6">
            <text:p>UNDER SECRETARY SERVICE LOGISTIC OF DEFENSE</text:p>
          </table:table-cell>
          <table:covered-table-cell/>
          <table:table-cell table:number-columns-repeated="16380"/>
        </table:table-row>
        <table:table-row table:style-name="ro1">
          <table:covered-table-cell/>
          <table:covered-table-cell/>
          <table:table-cell office:value-type="string" table:style-name="ce6">
            <text:p>UNDER SECRETARY INVESTIGATION, DEVELOPMENT AND PRO</text:p>
          </table:table-cell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number-columns-spanned="1" table:number-rows-spanned="2" table:style-name="ce11">
            <text:p>MINISTRY OF INTERIOR/JUSTICE/GOVERNMENT/SECURITY</text:p>
          </table:table-cell>
          <table:table-cell office:value-type="string" table:style-name="ce6">
            <text:p>SECRETARY FOR SECURITY</text:p>
          </table:table-cell>
          <table:covered-table-cell/>
          <table:table-cell table:number-columns-repeated="16380"/>
        </table:table-row>
        <table:table-row table:style-name="ro1">
          <table:covered-table-cell/>
          <table:covered-table-cell/>
          <table:table-cell office:value-type="string" table:style-name="ce6">
            <text:p>UNDERSECRETARY OF LOGISTICS</text:p>
          </table:table-cell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number-columns-spanned="1" table:number-rows-spanned="3" table:style-name="ce11">
            <text:p>NAVY</text:p>
          </table:table-cell>
          <table:table-cell office:value-type="string" table:style-name="ce6">
            <text:p>COMMANDER OF MARINE CORPS</text:p>
          </table:table-cell>
          <table:covered-table-cell/>
          <table:table-cell table:number-columns-repeated="16380"/>
        </table:table-row>
        <table:table-row table:style-name="ro1">
          <table:covered-table-cell/>
          <table:covered-table-cell/>
          <table:table-cell office:value-type="string" table:style-name="ce6">
            <text:p>COMMANDER OF NAVAL OPERATIONS</text:p>
          </table:table-cell>
          <table:covered-table-cell/>
          <table:table-cell table:number-columns-repeated="16380"/>
        </table:table-row>
        <table:table-row table:style-name="ro1">
          <table:covered-table-cell/>
          <table:covered-table-cell/>
          <table:table-cell office:value-type="string" table:style-name="ce6">
            <text:p>GENERAL DIRECTOR OF ADMINISTRATION AND FINANCE</text:p>
          </table:table-cell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5">
            <text:p>POLICE FORCES</text:p>
          </table:table-cell>
          <table:table-cell office:value-type="string" table:style-name="ce6">
            <text:p>GENERAL COMMANDER ARGENTINE NATIONAL GENDARMERIE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3" table:style-name="ce7"/>
          <table:covered-table-cell/>
          <table:table-cell table:number-columns-repeated="16380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3" table:style-name="ce10">
            <text:p>AZERBAIJAN</text:p>
          </table:table-cell>
          <table:table-cell office:value-type="string" table:number-columns-spanned="1" table:number-rows-spanned="2" table:style-name="ce11">
            <text:p>MINISTRY OF DEFENCE</text:p>
          </table:table-cell>
          <table:table-cell office:value-type="string" table:style-name="ce6">
            <text:p>MINISTER OF DEFENCE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CHIEF DEPARTMENT OF INTERNACIONAL MILITARY COOPERA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5">
            <text:p>MINISTRY OF INTERIOR/JUSTICE/GOVERNMENT/SECURITY</text:p>
          </table:table-cell>
          <table:table-cell office:value-type="string" table:style-name="ce6">
            <text:p>MINISTER OF DEFENCE INDUSTRY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0">
            <text:p>BENIN</text:p>
          </table:table-cell>
          <table:table-cell office:value-type="string" table:style-name="ce5">
            <text:p>MINISTRY OF DEFENCE</text:p>
          </table:table-cell>
          <table:table-cell office:value-type="string" table:style-name="ce6">
            <text:p>BÉNIN CHIEF OF DÉFENSE STAFF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5">
            <text:p>NAVY</text:p>
          </table:table-cell>
          <table:table-cell office:value-type="string" table:style-name="ce6">
            <text:p>CHIEF OF STAFF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4" table:style-name="ce10">
            <text:p>BOLIVIA</text:p>
          </table:table-cell>
          <table:table-cell office:value-type="string" table:number-columns-spanned="1" table:number-rows-spanned="2" table:style-name="ce11">
            <text:p>ARMY</text:p>
          </table:table-cell>
          <table:table-cell office:value-type="string" table:style-name="ce6">
            <text:p>COMMANDER IN CHIEF OF THE ARMED FORCES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CHIEF DEPARTAMENT OF OPERATIONS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5">
            <text:p>MINISTRY OF DEFENCE</text:p>
          </table:table-cell>
          <table:table-cell office:value-type="string" table:style-name="ce6">
            <text:p>GENERAL DE EJERCITO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5">
            <text:p>NAVY</text:p>
          </table:table-cell>
          <table:table-cell office:value-type="string" table:style-name="ce6">
            <text:p>ARMADA BOLIVIANA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OTSWANA</text:p>
          </table:table-cell>
          <table:table-cell office:value-type="string" table:style-name="ce5">
            <text:p>EMBASSY</text:p>
          </table:table-cell>
          <table:table-cell office:value-type="string" table:style-name="ce6">
            <text:p>FIRST SECRETARY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number-columns-repeated="3" table:style-name="ce7"/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office:value-type="string" table:number-columns-spanned="1" table:number-rows-spanned="13" table:style-name="ce13">
            <text:p>HT</text:p>
          </table:table-cell>
          <table:table-cell table:number-columns-repeated="16380"/>
        </table:table-row>
        <table:table-row table:style-name="ro1">
          <table:table-cell office:value-type="string" table:number-columns-spanned="1" table:number-rows-spanned="11" table:style-name="ce10">
            <text:p>CHILE</text:p>
          </table:table-cell>
          <table:table-cell office:value-type="string" table:number-columns-spanned="1" table:number-rows-spanned="3" table:style-name="ce11">
            <text:p>AIR FORCE</text:p>
          </table:table-cell>
          <table:table-cell office:value-type="string" table:style-name="ce6">
            <text:p>COMMANDER IN CHIEF OF AIR FORCE</text:p>
          </table:table-cell>
          <table:covered-table-cell/>
          <table:table-cell table:number-columns-repeated="16380"/>
        </table:table-row>
        <table:table-row table:style-name="ro1">
          <table:covered-table-cell/>
          <table:covered-table-cell/>
          <table:table-cell office:value-type="string" table:style-name="ce6">
            <text:p>COMMANDER OF LOGISTICS COMMAND</text:p>
          </table:table-cell>
          <table:covered-table-cell/>
          <table:table-cell table:number-columns-repeated="16380"/>
        </table:table-row>
        <table:table-row table:style-name="ro1">
          <table:covered-table-cell/>
          <table:covered-table-cell/>
          <table:table-cell office:value-type="string" table:style-name="ce6">
            <text:p>DIRECTOR OF STRATEGIC COMMAND AND CONTROL</text:p>
          </table:table-cell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5">
            <text:p>ARMY</text:p>
          </table:table-cell>
          <table:table-cell office:value-type="string" table:style-name="ce6">
            <text:p>DIRECTOR OF FACTORIES AND ARSENALS</text:p>
          </table:table-cell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number-columns-spanned="1" table:number-rows-spanned="2" table:style-name="ce11">
            <text:p>EMBASSY</text:p>
          </table:table-cell>
          <table:table-cell office:value-type="string" table:style-name="ce6">
            <text:p>EMBASSADOR</text:p>
          </table:table-cell>
          <table:covered-table-cell/>
          <table:table-cell table:number-columns-repeated="16380"/>
        </table:table-row>
        <table:table-row table:style-name="ro1">
          <table:covered-table-cell/>
          <table:covered-table-cell/>
          <table:table-cell office:value-type="string" table:style-name="ce6">
            <text:p>CONSUL</text:p>
          </table:table-cell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number-columns-spanned="1" table:number-rows-spanned="3" table:style-name="ce11">
            <text:p>NAVY</text:p>
          </table:table-cell>
          <table:table-cell office:value-type="string" table:style-name="ce6">
            <text:p>CHILEAN NAVY ATTACHÉ</text:p>
          </table:table-cell>
          <table:covered-table-cell/>
          <table:table-cell table:number-columns-repeated="16380"/>
        </table:table-row>
        <table:table-row table:style-name="ro1">
          <table:covered-table-cell/>
          <table:covered-table-cell/>
          <table:table-cell office:value-type="string" table:style-name="ce6">
            <text:p>GENERAL DIRECTOR OF LOGISTICS</text:p>
          </table:table-cell>
          <table:covered-table-cell/>
          <table:table-cell table:number-columns-repeated="16380"/>
        </table:table-row>
        <table:table-row table:style-name="ro1">
          <table:covered-table-cell/>
          <table:covered-table-cell/>
          <table:table-cell office:value-type="string" table:style-name="ce6">
            <text:p>PROJECTS AND CONTRACTS DEPARTMENT HEAD</text:p>
          </table:table-cell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number-columns-spanned="1" table:number-rows-spanned="2" table:style-name="ce11">
            <text:p>POLICE FORCES</text:p>
          </table:table-cell>
          <table:table-cell office:value-type="string" table:style-name="ce6">
            <text:p>DIRECTOR OF NATIONAL LOGISTIC, CARABINEROS</text:p>
          </table:table-cell>
          <table:covered-table-cell/>
          <table:table-cell table:number-columns-repeated="16380"/>
        </table:table-row>
        <table:table-row table:style-name="ro1">
          <table:covered-table-cell/>
          <table:covered-table-cell/>
          <table:table-cell office:value-type="string" table:style-name="ce6">
            <text:p>CHIEF OF PUBLIC PROCUREMENT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3" table:style-name="ce7"/>
          <table:covered-table-cell/>
          <table:table-cell table:number-columns-repeated="16380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number-columns-spanned="1" table:number-rows-spanned="6" table:style-name="ce10">
            <text:p>COLOMBIA</text:p>
          </table:table-cell>
          <table:table-cell office:value-type="string" table:style-name="ce5">
            <text:p>AIR FORCE</text:p>
          </table:table-cell>
          <table:table-cell office:value-type="string" table:style-name="ce6">
            <text:p>AIR FORCE EDUCATION CHIEF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2" table:style-name="ce11">
            <text:p>ARMY</text:p>
          </table:table-cell>
          <table:table-cell office:value-type="string" table:style-name="ce6">
            <text:p>OPERATION CHIEF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DEFENCE ATTACHÉ OF COLOMBIA IN BRAZIL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5">
            <text:p>MINISTRY OF DEFENCE</text:p>
          </table:table-cell>
          <table:table-cell office:value-type="string" table:style-name="ce6">
            <text:p>VICE-MINISTER OF DEFENSE FOR GSED (CORPORATE SOCIA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2" table:style-name="ce11">
            <text:p>NAVY</text:p>
          </table:table-cell>
          <table:table-cell office:value-type="string" table:style-name="ce6">
            <text:p>COMMANDER MARINE CORPS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CHIEF OF HUMAN AND FAMILY DEVELOPMENT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ONGO</text:p>
          </table:table-cell>
          <table:table-cell office:value-type="string" table:style-name="ce5">
            <text:p>MINISTRY OF DEFENCE</text:p>
          </table:table-cell>
          <table:table-cell office:value-type="string" table:style-name="ce6">
            <text:p>EQUIPMENT GENERAL DIRECTOR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10" table:style-name="ce10">
            <text:p>CZECH REPUBLIC</text:p>
          </table:table-cell>
          <table:table-cell office:value-type="string" table:style-name="ce5">
            <text:p>AIR FORCE</text:p>
          </table:table-cell>
          <table:table-cell office:value-type="string" table:style-name="ce6">
            <text:p>AIR FORCE COMMANDER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9" table:style-name="ce11">
            <text:p>MINISTRY OF DEFENCE</text:p>
          </table:table-cell>
          <table:table-cell office:value-type="string" table:style-name="ce6">
            <text:p>MINISTER OF DEFENCE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DEPUTY MINISTER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DEFENCE ATTACHÉ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DIRECTOR OF CABINET MOD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DIRECTOR OF MILITARY HISTORY INSTITUTE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DIRECTOR OF MILITARY INTELIGENCE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DIRECTOR OF PROTOCOL DEPARTMENT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DIRECTOR OF THE COMMUNICATION DEPARTMENT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OFFICIAL OF DEFENCE POLICY AND STRATEGY DIVISION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4" table:style-name="ce10">
            <text:p>DOMINICAN REP.</text:p>
          </table:table-cell>
          <table:table-cell office:value-type="string" table:number-columns-spanned="1" table:number-rows-spanned="3" table:style-name="ce11">
            <text:p>AIR FORCE</text:p>
          </table:table-cell>
          <table:table-cell office:value-type="string" table:style-name="ce6">
            <text:p>CHIEF OF STAFF OF AIR FORCE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DEFENCE ATTACHE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DIRECTOR OF INTERNATIONAL AFFAIRS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5">
            <text:p>ARMY</text:p>
          </table:table-cell>
          <table:table-cell office:value-type="string" table:style-name="ce6">
            <text:p>GENERAL INSPECTOR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AST-TIMOR</text:p>
          </table:table-cell>
          <table:table-cell office:value-type="string" table:style-name="ce5">
            <text:p>NAVY</text:p>
          </table:table-cell>
          <table:table-cell office:value-type="string" table:style-name="ce6">
            <text:p>COMMANDER OF NAVY TECNOLOGICAL SCHOOL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4" table:style-name="ce10">
            <text:p>ECUADOR</text:p>
          </table:table-cell>
          <table:table-cell office:value-type="string" table:number-columns-spanned="1" table:number-rows-spanned="3" table:style-name="ce11">
            <text:p>NAVY</text:p>
          </table:table-cell>
          <table:table-cell office:value-type="string" table:style-name="ce6">
            <text:p>NAVY COMMANDER GENERAL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CONTRALMIRANTE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LIEUTENANT COMMANDER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5">
            <text:p>POLICE FORCES</text:p>
          </table:table-cell>
          <table:table-cell office:value-type="string" table:style-name="ce6">
            <text:p>GENERAL COMMANDER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0">
            <text:p>EL SALVADOR</text:p>
          </table:table-cell>
          <table:table-cell office:value-type="string" table:number-columns-spanned="1" table:number-rows-spanned="2" table:style-name="ce11">
            <text:p>MINISTRY OF DEFENCE</text:p>
          </table:table-cell>
          <table:table-cell office:value-type="string" table:style-name="ce6">
            <text:p>VICEMINISTER OF DEFENCE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VICECHAIRMAN CHIEF OF STAFF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IJI</text:p>
          </table:table-cell>
          <table:table-cell office:value-type="string" table:style-name="ce5">
            <text:p>ARMY</text:p>
          </table:table-cell>
          <table:table-cell office:value-type="string" table:style-name="ce6">
            <text:p>COMMANDER OF MILITARY FORCES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4" table:style-name="ce10">
            <text:p>FRANCE</text:p>
          </table:table-cell>
          <table:table-cell office:value-type="string" table:style-name="ce5">
            <text:p>AIR FORCE</text:p>
          </table:table-cell>
          <table:table-cell office:value-type="string" table:style-name="ce6">
            <text:p>AIR FORCE COMMANDER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2" table:style-name="ce11">
            <text:p>MINISTRY OF DEFENCE</text:p>
          </table:table-cell>
          <table:table-cell office:value-type="string" table:style-name="ce6">
            <text:p>RESPONSABLE LATIN AMERICA FOR DGA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SUB-DIRETOR EUROPE/AMLAT IN DGA/DI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5">
            <text:p>NAVY</text:p>
          </table:table-cell>
          <table:table-cell office:value-type="string" table:style-name="ce6">
            <text:p>DEFENCE ATTACHE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9" table:style-name="ce10">
            <text:p>GERMANY</text:p>
          </table:table-cell>
          <table:table-cell office:value-type="string" table:number-columns-spanned="1" table:number-rows-spanned="2" table:style-name="ce11">
            <text:p>AIR FORCE</text:p>
          </table:table-cell>
          <table:table-cell office:value-type="string" table:style-name="ce6">
            <text:p>VICE CHIEF OF GERMAN AIR FORCE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MA TO VICE CHIEF OF GERMAN AIR FORCE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2" table:style-name="ce11">
            <text:p>ARMY</text:p>
          </table:table-cell>
          <table:table-cell office:value-type="string" table:style-name="ce6">
            <text:p>DEPUTY COMMANDER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MILITARY ASSISTANT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5" table:style-name="ce11">
            <text:p>MINISTRY OF DEFENCE</text:p>
          </table:table-cell>
          <table:table-cell office:value-type="string" table:style-name="ce6">
            <text:p>DEPUTY DIRECTOR GENERAL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DIRECTOR DEFENCE PLANS &amp; POLICY ON BEHALF OF CHOD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COMMISSIONER FOR STRATEGIC CONTROL ARMAMENTS ACT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MA DIRECTOR OF DEFENCE PLANS &amp; POLICY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INTERNATIONAL DEFENCE COOPERATION AND POLITICS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HANA</text:p>
          </table:table-cell>
          <table:table-cell office:value-type="string" table:style-name="ce5">
            <text:p>NAVY</text:p>
          </table:table-cell>
          <table:table-cell office:value-type="string" table:style-name="ce6">
            <text:p>CHIEF OF STAFF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4" table:style-name="ce10">
            <text:p>GUATEMALA</text:p>
          </table:table-cell>
          <table:table-cell office:value-type="string" table:style-name="ce5">
            <text:p>AIR FORCE</text:p>
          </table:table-cell>
          <table:table-cell office:value-type="string" table:style-name="ce6">
            <text:p>DEFENCE ATTACHE AIR, MILITARY, NAVY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2" table:style-name="ce11">
            <text:p>ARMY</text:p>
          </table:table-cell>
          <table:table-cell office:value-type="string" table:style-name="ce6">
            <text:p>GENERAL INSPECTOR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DIRECTOR OF ARMY AMMUNITION PLANT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5">
            <text:p>NAVY</text:p>
          </table:table-cell>
          <table:table-cell office:value-type="string" table:style-name="ce6">
            <text:p>NAVY NATIONAL DEFENCE COMMANDER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UINEA BISSAU</text:p>
          </table:table-cell>
          <table:table-cell office:value-type="string" table:style-name="ce5">
            <text:p>NAVY</text:p>
          </table:table-cell>
          <table:table-cell office:value-type="string" table:style-name="ce6">
            <text:p>ELECTRONIC NAVAL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HAITI</text:p>
          </table:table-cell>
          <table:table-cell office:value-type="string" table:style-name="ce5">
            <text:p>MINISTRY OF DEFENCE</text:p>
          </table:table-cell>
          <table:table-cell office:value-type="string" table:style-name="ce6">
            <text:p>MINISTER OF DEFENCE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7" table:style-name="ce10">
            <text:p>HONDURAS</text:p>
          </table:table-cell>
          <table:table-cell office:value-type="string" table:number-columns-spanned="1" table:number-rows-spanned="2" table:style-name="ce11">
            <text:p>AIR FORCE</text:p>
          </table:table-cell>
          <table:table-cell office:value-type="string" table:style-name="ce6">
            <text:p>AIR FORCE COMANDER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GENERAL INSPECTOR OF ARMED FORCES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2" table:style-name="ce11">
            <text:p>ARMY</text:p>
          </table:table-cell>
          <table:table-cell office:value-type="string" table:style-name="ce6">
            <text:p>CHIEF OF STAFF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COMMANDER GENERAL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5">
            <text:p>MINISTRY OF DEFENCE</text:p>
          </table:table-cell>
          <table:table-cell office:value-type="string" table:style-name="ce6">
            <text:p>MINISTER OF DEFENCE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5">
            <text:p>MINISTRY OF INTERIOR/JUSTICE/GOVERNMENT/SECURITY</text:p>
          </table:table-cell>
          <table:table-cell office:value-type="string" table:style-name="ce6">
            <text:p>GENERAL PRINCIPAL POLICE NATIONAL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5">
            <text:p>NAVY</text:p>
          </table:table-cell>
          <table:table-cell office:value-type="string" table:style-name="ce6">
            <text:p>NAVY COMMANDER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0">
            <text:p>IRAN</text:p>
          </table:table-cell>
          <table:table-cell office:value-type="string" table:style-name="ce5">
            <text:p>AIR FORCE</text:p>
          </table:table-cell>
          <table:table-cell office:value-type="string" table:style-name="ce6">
            <text:p>MILITARY ATTACHE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5">
            <text:p>MINISTRY OF DEFENCE</text:p>
          </table:table-cell>
          <table:table-cell office:value-type="string" table:style-name="ce6">
            <text:p>DEPUTY OF LOGISTICS AND INTERNATIONAL AFFAIRS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5" table:style-name="ce10">
            <text:p>ITALY</text:p>
          </table:table-cell>
          <table:table-cell office:value-type="string" table:style-name="ce5">
            <text:p>ARMY</text:p>
          </table:table-cell>
          <table:table-cell office:value-type="string" table:style-name="ce6">
            <text:p>NATIONAL ARMAMENT DIRECTOR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2" table:style-name="ce11">
            <text:p>MINISTRY OF DEFENCE</text:p>
          </table:table-cell>
          <table:table-cell office:value-type="string" table:style-name="ce6">
            <text:p>DIRECTOR OF NAVAL ARMAMENTS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DEFENCE ATTACHÉ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2" table:style-name="ce11">
            <text:p>NAVY</text:p>
          </table:table-cell>
          <table:table-cell office:value-type="string" table:style-name="ce6">
            <text:p>HEAD SHIP DEPARTMENT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VICE ITALIAN NATIONAL ARMAMENT DIRECTOR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0">
            <text:p>JAMAICA</text:p>
          </table:table-cell>
          <table:table-cell office:value-type="string" table:number-columns-spanned="1" table:number-rows-spanned="2" table:style-name="ce11">
            <text:p>MINISTRY OF DEFENCE</text:p>
          </table:table-cell>
          <table:table-cell office:value-type="string" table:style-name="ce6">
            <text:p>MINISTER OF DEFENCE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CHIEF OF DEFENCE STAFF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3" table:style-name="ce10">
            <text:p>JAPAN</text:p>
          </table:table-cell>
          <table:table-cell office:value-type="string" table:style-name="ce5">
            <text:p>ARMY</text:p>
          </table:table-cell>
          <table:table-cell office:value-type="string" table:style-name="ce6">
            <text:p>DEFENCE ATTACHÉ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2" table:style-name="ce11">
            <text:p>MINISTRY OF DEFENCE</text:p>
          </table:table-cell>
          <table:table-cell office:value-type="string" table:style-name="ce6">
            <text:p>DIRECTOR OF TECHNOLOGY POLICE PLANNING DIVISION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DEPUTY DIRECTOR, EQUIPMENT POLICY DIVISION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KYRGYZSTAN</text:p>
          </table:table-cell>
          <table:table-cell office:value-type="string" table:style-name="ce5">
            <text:p>MINISTRY OF DEFENCE</text:p>
          </table:table-cell>
          <table:table-cell office:value-type="string" table:style-name="ce6">
            <text:p>POLITICAL ADVISER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LEBANON</text:p>
          </table:table-cell>
          <table:table-cell office:value-type="string" table:style-name="ce5">
            <text:p>NAVY</text:p>
          </table:table-cell>
          <table:table-cell office:value-type="string" table:style-name="ce6">
            <text:p>COMMANDER OF THE LEBANESE NAVY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ACEDONIA</text:p>
          </table:table-cell>
          <table:table-cell office:value-type="string" table:style-name="ce5">
            <text:p>MINISTRY OF DEFENCE</text:p>
          </table:table-cell>
          <table:table-cell office:value-type="string" table:style-name="ce6">
            <text:p>MINISTER OF DEFENCE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EXICO</text:p>
          </table:table-cell>
          <table:table-cell office:value-type="string" table:style-name="ce5">
            <text:p>MINISTRY OF DEFENCE</text:p>
          </table:table-cell>
          <table:table-cell office:value-type="string" table:style-name="ce6">
            <text:p>MILITARY ATTACHE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5" table:style-name="ce10">
            <text:p>NAMIBIA</text:p>
          </table:table-cell>
          <table:table-cell office:value-type="string" table:style-name="ce5">
            <text:p>AIR FORCE</text:p>
          </table:table-cell>
          <table:table-cell office:value-type="string" table:style-name="ce6">
            <text:p>COS ICT NAMIBIAN AIR FORCE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2" table:style-name="ce11">
            <text:p>ARMY</text:p>
          </table:table-cell>
          <table:table-cell office:value-type="string" table:style-name="ce6">
            <text:p>ARMY COMMANDER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COMMANDER 12 ARTY BDE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2" table:style-name="ce11">
            <text:p>NAVY</text:p>
          </table:table-cell>
          <table:table-cell office:value-type="string" table:style-name="ce6">
            <text:p>NAVY COMMANDER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NAMIBIAN MARINE CORPS BATTALION COMMANDANT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EW ZEALAND</text:p>
          </table:table-cell>
          <table:table-cell office:value-type="string" table:style-name="ce5">
            <text:p>EMBASSY</text:p>
          </table:table-cell>
          <table:table-cell office:value-type="string" table:style-name="ce6">
            <text:p>DEFENCE AND NAVAL ATTACHÉ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ICARAGUA</text:p>
          </table:table-cell>
          <table:table-cell office:value-type="string" table:style-name="ce5">
            <text:p>NAVY</text:p>
          </table:table-cell>
          <table:table-cell office:value-type="string" table:style-name="ce6">
            <text:p>CHIEF OF THE NAVY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5" table:style-name="ce10">
            <text:p>NIGERIA</text:p>
          </table:table-cell>
          <table:table-cell office:value-type="string" table:style-name="ce5">
            <text:p>AIR FORCE</text:p>
          </table:table-cell>
          <table:table-cell office:value-type="string" table:style-name="ce6">
            <text:p>CHIEF OF STAFF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2" table:style-name="ce11">
            <text:p>ARMY</text:p>
          </table:table-cell>
          <table:table-cell office:value-type="string" table:style-name="ce6">
            <text:p>CHIEF OF ARMY STAFF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DEFENCE ATTACHE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5">
            <text:p>EMBASSY</text:p>
          </table:table-cell>
          <table:table-cell office:value-type="string" table:style-name="ce6">
            <text:p>AMBASSADOR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5">
            <text:p>NAVY</text:p>
          </table:table-cell>
          <table:table-cell office:value-type="string" table:style-name="ce6">
            <text:p>NAVAL OFFICER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3" table:style-name="ce10">
            <text:p>PAKISTAN</text:p>
          </table:table-cell>
          <table:table-cell office:value-type="string" table:style-name="ce5">
            <text:p>ARMY</text:p>
          </table:table-cell>
          <table:table-cell office:value-type="string" table:style-name="ce6">
            <text:p>ARMY OFICER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5">
            <text:p>MINISTRY OF DEFENCE</text:p>
          </table:table-cell>
          <table:table-cell office:value-type="string" table:style-name="ce6">
            <text:p>MINISTER OF DEFENCE PRODUCTION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5">
            <text:p>NAVY</text:p>
          </table:table-cell>
          <table:table-cell office:value-type="string" table:style-name="ce6">
            <text:p>CHIEF OF NAVAL STAFF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5" table:style-name="ce10">
            <text:p>PARAGUAY</text:p>
          </table:table-cell>
          <table:table-cell office:value-type="string" table:style-name="ce5">
            <text:p>AIR FORCE</text:p>
          </table:table-cell>
          <table:table-cell office:value-type="string" table:style-name="ce6">
            <text:p>AIR FORCE COMMANDER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5">
            <text:p>ARMY</text:p>
          </table:table-cell>
          <table:table-cell office:value-type="string" table:style-name="ce6">
            <text:p>CHIEF OF STAFF OF ARMY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covered-table-cell/>
          <table:table-cell office:value-type="string" table:style-name="ce5">
            <text:p>MINISTRY OF DEFENCE</text:p>
          </table:table-cell>
          <table:table-cell office:value-type="string" table:style-name="ce6">
            <text:p>VICEMINISTER OF DEFENCE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covered-table-cell/>
          <table:table-cell office:value-type="string" table:number-columns-spanned="1" table:number-rows-spanned="2" table:style-name="ce11">
            <text:p>NAVY</text:p>
          </table:table-cell>
          <table:table-cell office:value-type="string" table:style-name="ce6">
            <text:p>CHIEF OF STAFF OF THE NAVY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covered-table-cell/>
          <table:covered-table-cell/>
          <table:table-cell office:value-type="string" table:style-name="ce6">
            <text:p>COMMAND COMMANDER MARINE INFANTRY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number-columns-repeated="3" table:style-name="ce7"/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office:value-type="string" table:number-columns-spanned="1" table:number-rows-spanned="7" table:style-name="ce13">
            <text:p>HT</text:p>
          </table:table-cell>
          <table:table-cell table:number-columns-repeated="16380"/>
        </table:table-row>
        <table:table-row table:style-name="ro1">
          <table:table-cell office:value-type="string" table:number-columns-spanned="1" table:number-rows-spanned="5" table:style-name="ce10">
            <text:p>PERU</text:p>
          </table:table-cell>
          <table:table-cell office:value-type="string" table:style-name="ce5">
            <text:p>AIR FORCE</text:p>
          </table:table-cell>
          <table:table-cell office:value-type="string" table:style-name="ce6">
            <text:p>OPERATION COMANDER</text:p>
          </table:table-cell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5">
            <text:p>ARMY</text:p>
          </table:table-cell>
          <table:table-cell office:value-type="string" table:style-name="ce6">
            <text:p>DIRECTOR OF INFORMATION DEPARTMEN</text:p>
          </table:table-cell>
          <table:covered-table-cell/>
          <table:table-cell table:number-columns-repeated="16380"/>
        </table:table-row>
        <table:table-row table:style-name="ro2">
          <table:covered-table-cell/>
          <table:table-cell office:value-type="string" table:style-name="ce5">
            <text:p>MINISTRY OF INTERIOR/JUSTICE/GOVERNMENT/SECURITY</text:p>
          </table:table-cell>
          <table:table-cell office:value-type="string" table:style-name="ce6">
            <text:p>CHIEF OF STAFF OF NATINAL POLICE</text:p>
          </table:table-cell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5">
            <text:p>NAVY</text:p>
          </table:table-cell>
          <table:table-cell office:value-type="string" table:style-name="ce6">
            <text:p>CHIEF OF THE GENERAL STAFF OF THE NAVY</text:p>
          </table:table-cell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5">
            <text:p>POLICE FORCES</text:p>
          </table:table-cell>
          <table:table-cell office:value-type="string" table:style-name="ce6">
            <text:p>LOGISTICS DIRECTOR CHIEF OF DIVISION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3" table:style-name="ce7"/>
          <table:covered-table-cell/>
          <table:table-cell table:number-columns-repeated="16380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number-columns-spanned="1" table:number-rows-spanned="2" table:style-name="ce10">
            <text:p>PHILIPPINES</text:p>
          </table:table-cell>
          <table:table-cell office:value-type="string" table:style-name="ce5">
            <text:p>AIR FORCE</text:p>
          </table:table-cell>
          <table:table-cell office:value-type="string" table:style-name="ce6">
            <text:p>CHIEF OF AIR FORCE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covered-table-cell/>
          <table:table-cell office:value-type="string" table:style-name="ce5">
            <text:p>MINISTRY OF DEFENCE</text:p>
          </table:table-cell>
          <table:table-cell office:value-type="string" table:style-name="ce6">
            <text:p>SENIOR MILITARY ASSISTA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number-columns-repeated="3" table:style-name="ce7"/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3" table:style-name="ce10">
            <text:p>POLAND</text:p>
          </table:table-cell>
          <table:table-cell office:value-type="string" table:number-columns-spanned="1" table:number-rows-spanned="3" table:style-name="ce11">
            <text:p>MINISTRY OF DEFENCE</text:p>
          </table:table-cell>
          <table:table-cell office:value-type="string" table:style-name="ce6">
            <text:p>DIRECTOR OF THE ARMAMENT POLICY DEPARTAMENT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DEPUTY DIRECTOR-AIR FORCE INSTITUTE OF TECHNOLOGY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SECRETARY OF STATE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6" table:style-name="ce10">
            <text:p>PORTUGAL</text:p>
          </table:table-cell>
          <table:table-cell office:value-type="string" table:number-columns-spanned="1" table:number-rows-spanned="2" table:style-name="ce11">
            <text:p>ARMY</text:p>
          </table:table-cell>
          <table:table-cell office:value-type="string" table:style-name="ce6">
            <text:p>CHIEF OF STAFF LOGISTICS COMMANDER OF ARMY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LOGISTICS COMMANDER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5">
            <text:p>EMBASSY</text:p>
          </table:table-cell>
          <table:table-cell office:value-type="string" table:style-name="ce6">
            <text:p>DEFENSE ATTACHÉ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3" table:style-name="ce11">
            <text:p>MINISTRY OF DEFENCE</text:p>
          </table:table-cell>
          <table:table-cell office:value-type="string" table:style-name="ce6">
            <text:p>DIRECTOR GENERAL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MINISTER OF DEFENCE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CAPITAIN OF NAVY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0">
            <text:p>ROMANIA</text:p>
          </table:table-cell>
          <table:table-cell office:value-type="string" table:number-columns-spanned="1" table:number-rows-spanned="2" table:style-name="ce11">
            <text:p>MINISTRY OF INTERIOR/JUSTICE/GOVERNMENT/SECURITY</text:p>
          </table:table-cell>
          <table:table-cell office:value-type="string" table:style-name="ce6">
            <text:p>GENERAL MANAGER OF THE NATIONAL COMPANY FOR MILITA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MINISTER SECRETARY OF STATE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5" table:style-name="ce10">
            <text:p>RUSSIAN FEDERATION</text:p>
          </table:table-cell>
          <table:table-cell office:value-type="string" table:number-columns-spanned="1" table:number-rows-spanned="4" table:style-name="ce11">
            <text:p>MINISTRY OF DEFENCE</text:p>
          </table:table-cell>
          <table:table-cell office:value-type="string" table:style-name="ce6">
            <text:p>DEPUTY MINISTER OF DEFENCE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HEAD OF INTELLECTUAL PROPERTY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HEAD OF THE ARMS DEPARTMENT OF THE MINISTRY OF DEF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HEAD OF THE DEPARTMENT OF THE MINISTRY OF DEFENCE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5">
            <text:p>MINISTRY OF INTERIOR/JUSTICE/GOVERNMENT/SECURITY</text:p>
          </table:table-cell>
          <table:table-cell office:value-type="string" table:style-name="ce6">
            <text:p>FEDERAL SERVICE FOR MILITARY TECHNICAL COOPERATION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0">
            <text:p>SAO TOME AND PRINCIPE</text:p>
          </table:table-cell>
          <table:table-cell office:value-type="string" table:style-name="ce5">
            <text:p>MINISTRY OF DEFENCE</text:p>
          </table:table-cell>
          <table:table-cell office:value-type="string" table:style-name="ce6">
            <text:p>MINISTER OF DEFENCE AND SEA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5">
            <text:p>NAVY</text:p>
          </table:table-cell>
          <table:table-cell office:value-type="string" table:style-name="ce6">
            <text:p>COMMANDER OF COAST GUARD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4" table:style-name="ce10">
            <text:p>SENEGAL</text:p>
          </table:table-cell>
          <table:table-cell office:value-type="string" table:style-name="ce5">
            <text:p>AIR FORCE</text:p>
          </table:table-cell>
          <table:table-cell office:value-type="string" table:style-name="ce6">
            <text:p>CHIEF OF STAFF OF AIR FORCE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2" table:style-name="ce11">
            <text:p>ARMY</text:p>
          </table:table-cell>
          <table:table-cell office:value-type="string" table:style-name="ce6">
            <text:p>CHAIRMAN OF JOINT CHIEFS OF STAFF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DEFENCE ATTACHE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5">
            <text:p>NAVY</text:p>
          </table:table-cell>
          <table:table-cell office:value-type="string" table:style-name="ce6">
            <text:p>CHIEF OF STAFF OF NAVY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ERBIA AND MONTENEGRO</text:p>
          </table:table-cell>
          <table:table-cell office:value-type="string" table:style-name="ce5">
            <text:p>MINISTRY OF DEFENCE</text:p>
          </table:table-cell>
          <table:table-cell office:value-type="string" table:style-name="ce6">
            <text:p>ACTING ASSISTANT MINISTER FOR MATERIAL RESOURCES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LOVAKIA</text:p>
          </table:table-cell>
          <table:table-cell office:value-type="string" table:style-name="ce5">
            <text:p>MINISTRY OF DEFENCE</text:p>
          </table:table-cell>
          <table:table-cell office:value-type="string" table:style-name="ce6">
            <text:p>STATE SECRETARY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6" table:style-name="ce10">
            <text:p>SOUTH AFRICA</text:p>
          </table:table-cell>
          <table:table-cell office:value-type="string" table:style-name="ce5">
            <text:p>ARMY</text:p>
          </table:table-cell>
          <table:table-cell office:value-type="string" table:style-name="ce6">
            <text:p>CHIEF OF JOINT OPERATIONS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4" table:style-name="ce11">
            <text:p>MINISTRY OF DEFENCE</text:p>
          </table:table-cell>
          <table:table-cell office:value-type="string" table:style-name="ce6">
            <text:p>MINISTER OF DEFENCE AND MILITARY VETERANS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CHIEF OF INTERNATIONAL AFFAIRS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CHIEF OF DEFENCE MATERIAL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DEPUTY DIRECTOR DEFENCE INTERNATIONAL AFFAIRS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5">
            <text:p>NAVY</text:p>
          </table:table-cell>
          <table:table-cell office:value-type="string" table:style-name="ce6">
            <text:p>DIRECTOR NAVAL LOGISTICS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3" table:style-name="ce10">
            <text:p>SPAIN</text:p>
          </table:table-cell>
          <table:table-cell office:value-type="string" table:number-columns-spanned="1" table:number-rows-spanned="2" table:style-name="ce11">
            <text:p>MINISTRY OF DEFENCE</text:p>
          </table:table-cell>
          <table:table-cell office:value-type="string" table:style-name="ce6">
            <text:p>NATIONAL ARMAMENT DIRECTOR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INTERNATIONAL RELATIONS UNDERDIRECTOR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5">
            <text:p>NAVY</text:p>
          </table:table-cell>
          <table:table-cell office:value-type="string" table:style-name="ce6">
            <text:p>MILITARY ATTACHÉ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3" table:style-name="ce10">
            <text:p>SURINAME</text:p>
          </table:table-cell>
          <table:table-cell office:value-type="string" table:number-columns-spanned="1" table:number-rows-spanned="2" table:style-name="ce11">
            <text:p>MINISTRY OF DEFENCE</text:p>
          </table:table-cell>
          <table:table-cell office:value-type="string" table:style-name="ce6">
            <text:p>MINISTER OF DEFENCE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COMMANDER OF ARMED FORCES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5">
            <text:p>NAVY</text:p>
          </table:table-cell>
          <table:table-cell office:value-type="string" table:style-name="ce6">
            <text:p>COMMANDER OF NAVY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5" table:style-name="ce10">
            <text:p>SWEDEN</text:p>
          </table:table-cell>
          <table:table-cell office:value-type="string" table:style-name="ce5">
            <text:p>AIR FORCE</text:p>
          </table:table-cell>
          <table:table-cell office:value-type="string" table:style-name="ce6">
            <text:p>HEAD OF DEVELOPMENT UNIT FMTS SWEDEN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4" table:style-name="ce11">
            <text:p>MINISTRY OF INTERIOR/JUSTICE/GOVERNMENT/SECURITY</text:p>
          </table:table-cell>
          <table:table-cell office:value-type="string" table:style-name="ce6">
            <text:p>COMMUNICATIONS DIRECTOR AT FXM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DIRECTOR, MARKET DIRECTORATE FXM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PROJECT MANAGER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DIRECTOR-GENERAL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10" table:style-name="ce10">
            <text:p>TANZANIA</text:p>
          </table:table-cell>
          <table:table-cell office:value-type="string" table:style-name="ce5">
            <text:p>AIR FORCE</text:p>
          </table:table-cell>
          <table:table-cell office:value-type="string" table:style-name="ce6">
            <text:p>FIGHTER PILOT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2" table:style-name="ce11">
            <text:p>ARMY</text:p>
          </table:table-cell>
          <table:table-cell office:value-type="string" table:style-name="ce6">
            <text:p>CHIEF OF PLANNING AND DEVELOPMENT IN TPDF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LAND FORCES OPERATION AND TRAINING OFFICER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3" table:style-name="ce11">
            <text:p>MINISTRY OF DEFENCE</text:p>
          </table:table-cell>
          <table:table-cell office:value-type="string" table:style-name="ce6">
            <text:p>AMBASSADOR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PERMANENT SECRETARY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PLENITOPENTIARY MINISTER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2" table:style-name="ce11">
            <text:p>MINISTRY OF INTERIOR/JUSTICE/GOVERNMENT/SECURITY</text:p>
          </table:table-cell>
          <table:table-cell office:value-type="string" table:style-name="ce6">
            <text:p>DIRECTOR GENERAL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OFFICER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2" table:style-name="ce11">
            <text:p>NAVY</text:p>
          </table:table-cell>
          <table:table-cell office:value-type="string" table:style-name="ce6">
            <text:p>CHIEF INTELLIGENCE OFFICER-KMKM ZANZIBAR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STAFF OFFICER OPERATION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5" table:style-name="ce10">
            <text:p>TURKEY</text:p>
          </table:table-cell>
          <table:table-cell office:value-type="string" table:number-columns-spanned="1" table:number-rows-spanned="2" table:style-name="ce11">
            <text:p>ARMY</text:p>
          </table:table-cell>
          <table:table-cell office:value-type="string" table:style-name="ce6">
            <text:p>COMMANDER OF THE ARMED FORCES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CHIEF OF LOGISTICS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2" table:style-name="ce11">
            <text:p>NAVY</text:p>
          </table:table-cell>
          <table:table-cell office:value-type="string" table:style-name="ce6">
            <text:p>NAVY COMMANDER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REAR ADMIRAL, HEAD OF PLAN AND PRINCIPALS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5">
            <text:p>POLICE FORCES</text:p>
          </table:table-cell>
          <table:table-cell office:value-type="string" table:style-name="ce6">
            <text:p>HEAD OF STATE SECURITY DEPARTMENT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4" table:style-name="ce10">
            <text:p>UKRAINE</text:p>
          </table:table-cell>
          <table:table-cell office:value-type="string" table:style-name="ce5">
            <text:p>AIR FORCE</text:p>
          </table:table-cell>
          <table:table-cell office:value-type="string" table:style-name="ce6">
            <text:p>DEFENCE ATTACHÉ CEL. OLEKSANDR MYKHAILENKO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5">
            <text:p>ARMY</text:p>
          </table:table-cell>
          <table:table-cell office:value-type="string" table:style-name="ce6">
            <text:p>COMMANDER OF GROUND FORCES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5">
            <text:p>MINISTRY OF DEFENCE</text:p>
          </table:table-cell>
          <table:table-cell office:value-type="string" table:style-name="ce6">
            <text:p>MINISTER OF DEFENCE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5">
            <text:p>NAVY</text:p>
          </table:table-cell>
          <table:table-cell office:value-type="string" table:style-name="ce6">
            <text:p>COMMANDER OF THE NAVY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NITED ARAB EMIRATES</text:p>
          </table:table-cell>
          <table:table-cell office:value-type="string" table:style-name="ce5">
            <text:p>EMBASSY</text:p>
          </table:table-cell>
          <table:table-cell office:value-type="string" table:style-name="ce6">
            <text:p>CHARGE OF AFFAIRS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4" table:style-name="ce10">
            <text:p>URUGUAY</text:p>
          </table:table-cell>
          <table:table-cell office:value-type="string" table:number-columns-spanned="1" table:number-rows-spanned="2" table:style-name="ce11">
            <text:p>AIR FORCE</text:p>
          </table:table-cell>
          <table:table-cell office:value-type="string" table:style-name="ce6">
            <text:p>AIR FORCE COMMANDER IN CHIEF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AIR FORCE CHIEF OF STAFF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5">
            <text:p>ARMY</text:p>
          </table:table-cell>
          <table:table-cell office:value-type="string" table:style-name="ce6">
            <text:p>ARMY COMMANDER IN CHIEF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5">
            <text:p>NAVY</text:p>
          </table:table-cell>
          <table:table-cell office:value-type="string" table:style-name="ce6">
            <text:p>NAVY COMANDER IN CHIEF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11" table:style-name="ce10">
            <text:p>USA</text:p>
          </table:table-cell>
          <table:table-cell office:value-type="string" table:number-columns-spanned="1" table:number-rows-spanned="5" table:style-name="ce11">
            <text:p>AIR FORCE</text:p>
          </table:table-cell>
          <table:table-cell office:value-type="string" table:style-name="ce6">
            <text:p>12AF (AFSOUTH)/COMMANDER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DEPUTY UNDER SECRETARY OF THE AIR FORCE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INTERNATIONAL AFFAIRS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REGIONAL AFFAIRS STRATEGIST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AF SECTION CHIEF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4" table:style-name="ce11">
            <text:p>ARMY</text:p>
          </table:table-cell>
          <table:table-cell office:value-type="string" table:style-name="ce6">
            <text:p>DEPUTY TO THE COMMANDING GENERAL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DIRECTOR, ARMAMENTS COOPERATION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SENIOR STRATEGIC ENGAGEMENT DIRECTOR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US ARMY DASA (DE&amp;C)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2" table:style-name="ce11">
            <text:p>NAVY</text:p>
          </table:table-cell>
          <table:table-cell office:value-type="string" table:style-name="ce6">
            <text:p>DIRECTOR, DSCA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INTERNATIONAL PROGAM LEAD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5" table:style-name="ce10">
            <text:p>VENEZUELA</text:p>
          </table:table-cell>
          <table:table-cell office:value-type="string" table:style-name="ce5">
            <text:p>AIR FORCE</text:p>
          </table:table-cell>
          <table:table-cell office:value-type="string" table:style-name="ce6">
            <text:p>SECOND COMMANDER OF AIRSPACE DEFENCE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5">
            <text:p>ARMY</text:p>
          </table:table-cell>
          <table:table-cell office:value-type="string" table:style-name="ce6">
            <text:p>VENEZUELA, ARMY ATTACHÉ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5">
            <text:p>MINISTRY OF DEFENCE</text:p>
          </table:table-cell>
          <table:table-cell office:value-type="string" table:style-name="ce6">
            <text:p>LOGISTICS CHIEF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5">
            <text:p>NAVY</text:p>
          </table:table-cell>
          <table:table-cell office:value-type="string" table:style-name="ce6">
            <text:p>DEFENSE ATTACHÉ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5">
            <text:p>POLICE FORCES</text:p>
          </table:table-cell>
          <table:table-cell office:value-type="string" table:style-name="ce6">
            <text:p>MILITARY ATTACHE OF BOLIVARIAN NATIONAL GUARD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0">
            <text:p>ZAMBIA</text:p>
          </table:table-cell>
          <table:table-cell office:value-type="string" table:number-columns-spanned="1" table:number-rows-spanned="2" table:style-name="ce11">
            <text:p>EMBASSY</text:p>
          </table:table-cell>
          <table:table-cell office:value-type="string" table:style-name="ce6">
            <text:p>AMBASSADOR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FIRST SECRETARY DEFENCE</text:p>
          </table:table-cell>
          <table:table-cell table:number-columns-repeated="16381"/>
        </table:table-row>
        <table:table-row table:style-name="ro1">
          <table:table-cell table:number-columns-repeated="3" table:style-name="ce7"/>
          <table:table-cell table:number-columns-repeated="16381"/>
        </table:table-row>
        <table:table-row table:style-name="ro1">
          <table:table-cell office:value-type="string" table:style-name="ce2">
            <text:p>Country</text:p>
          </table:table-cell>
          <table:table-cell office:value-type="string" table:style-name="ce2">
            <text:p>Institution</text:p>
          </table:table-cell>
          <table:table-cell office:value-type="string" table:style-name="ce2">
            <text:p>Job Title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6" table:style-name="ce10">
            <text:p>ZIMBABWE</text:p>
          </table:table-cell>
          <table:table-cell office:value-type="string" table:style-name="ce5">
            <text:p>AIR FORCE</text:p>
          </table:table-cell>
          <table:table-cell office:value-type="string" table:style-name="ce6">
            <text:p>WING COMMANDER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3" table:style-name="ce11">
            <text:p>ARMY</text:p>
          </table:table-cell>
          <table:table-cell office:value-type="string" table:style-name="ce6">
            <text:p>LIEUTENANT COLONEL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MAJOR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MAJOR GENERAL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2" table:style-name="ce12">
            <text:p>POLICE FORCES</text:p>
          </table:table-cell>
          <table:table-cell office:value-type="string" table:style-name="ce8">
            <text:p>DEPUTY COMMISSIONER GENERAL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table:style-name="ce9"/>
          <table:table-cell table:number-columns-repeated="16381"/>
        </table:table-row>
        <table:table-row table:number-rows-repeated="104822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it" number:country="IT">
      <number:number number:min-integer-digits="1"/>
    </number:number-style>
    <number:currency-style style:name="N37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7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lucia</meta:initial-creator>
    <dc:creator>Lucia Rana</dc:creator>
    <meta:creation-date>2015-03-23T10:38:04Z</meta:creation-date>
    <dc:date>2015-03-23T10:38:19Z</dc:date>
  </office:meta>
</office:document-meta>
</file>